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16445.55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16445.55pt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16445.55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16445.55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16445.55pt"/>
        </style:tab-stops>
      </style:paragraph-properties>
    </style:style>
    <style:style style:name="P13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16445.5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16445.55pt"/>
        </style:tab-stops>
      </style:paragraph-properties>
    </style:style>
    <style:style style:name="P16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16445.5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16445.5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16445.55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16445.55pt"/>
        </style:tab-stops>
      </style:paragraph-properties>
    </style:style>
    <style:style style:name="P23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6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16445.55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16445.55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16445.55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16445.55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16445.55pt"/>
        </style:tab-stops>
      </style:paragraph-properties>
    </style:style>
    <style:style style:name="P35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00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02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03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4" style:family="table-row">
      <style:table-row-properties style:min-row-height="0.569444in"/>
    </style:style>
    <style:style style:name="TableCell0104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04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05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06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07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09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10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11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12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>
            <text:p text:style-name="P3"><text:span text:style-name="T25">Василевский Александр</text:span><text:span text:style-name="T26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27">Java</text:span><text:span text:style-name="T28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29">Что</text:span><text:span text:style-name="T30"><text:s/></text:span><text:span text:style-name="T31">такое</text:span><text:span text:style-name="T32"><text:s/></text:span><text:span text:style-name="T33">переопределение</text:span><text:span text:style-name="T34"><text:s/></text:span><text:span text:style-name="T35">метода</text:span><text:span text:style-name="T36">?</text:span><text:span text:style-name="T37"/></text:p>
          </table:table-cell>
          <table:table-cell table:style-name="TableCell010201">
            <text:p text:style-name="P9"><text:span text:style-name="T38">переопределенный метод наделяется новой логикой согласно логике класса в котором он переопределен</text:span><text:span text:style-name="T39"/></text:p>
          </table:table-cell>
        </table:table-row>
        <table:table-row table:style-name="TableRow0103">
          <table:table-cell table:style-name="TableCell010300">
            <text:p text:style-name="P11"><text:span text:style-name="T40">Какие</text:span><text:span text:style-name="T41"><text:s/></text:span><text:span text:style-name="T42">бывают</text:span><text:span text:style-name="T43"><text:s/></text:span><text:span text:style-name="T44">виды</text:span><text:span text:style-name="T45"><text:s/></text:span><text:span text:style-name="T46">классов</text:span><text:span text:style-name="T47">?</text:span><text:span text:style-name="T48"/></text:p>
          </table:table-cell>
          <table:table-cell table:style-name="TableCell010301">
            <text:p text:style-name="P11"><text:span text:style-name="T49">родительский, наследник, абстрактный (можно добавить интерфейс)</text:span><text:span text:style-name="T50"/></text:p>
          </table:table-cell>
        </table:table-row>
        <table:table-row table:style-name="TableRow0104">
          <table:table-cell table:style-name="TableCell010400">
            <text:p text:style-name="P14"><text:span text:style-name="T51">Как</text:span><text:span text:style-name="T52"><text:s/></text:span><text:span text:style-name="T53">и</text:span><text:span text:style-name="T54"><text:s/></text:span><text:span text:style-name="T55">зачем</text:span><text:span text:style-name="T56"><text:s/></text:span><text:span text:style-name="T57">можно</text:span><text:span text:style-name="T58"><text:s/></text:span><text:span text:style-name="T59">использовать</text:span><text:span text:style-name="T60"><text:s/></text:span><text:span text:style-name="T61">модификатор</text:span><text:span text:style-name="T62"><text:s/>final?</text:span><text:span text:style-name="T63"/></text:p>
          </table:table-cell>
          <table:table-cell table:style-name="TableCell010401">
            <text:p text:style-name="P14"><text:span text:style-name="T64">для переменных это не изменяемое значение, для методов<text:s text:c="2"/>значит метод нельзя переопределить, для классов это значит что класс не может иметь подклассов</text:span><text:span text:style-name="T65"/></text:p>
          </table:table-cell>
        </table:table-row>
        <table:table-row table:style-name="TableRow0105">
          <table:table-cell table:style-name="TableCell010500">
            <text:p text:style-name="P17"><text:span text:style-name="T66">Какие</text:span><text:span text:style-name="T67"><text:s/></text:span><text:span text:style-name="T68">есть</text:span><text:span text:style-name="T69"><text:s/></text:span><text:span text:style-name="T70">варианты</text:span><text:span text:style-name="T71"><text:s/></text:span><text:span text:style-name="T72">использования</text:span><text:span text:style-name="T73"><text:s/></text:span><text:span text:style-name="T74">ключевого</text:span><text:span text:style-name="T75"><text:s/></text:span><text:span text:style-name="T76">слова</text:span><text:span text:style-name="T77"><text:s/>try?</text:span><text:span text:style-name="T78"/></text:p>
          </table:table-cell>
          <table:table-cell table:style-name="TableCell010501">
            <text:p text:style-name="P17"><text:span text:style-name="T79">try{}catch, try{}catch{}finally, try{}finally{}<text:s/></text:span><text:span text:style-name="T80">для обработки возможных исключений exception. Внутри блока можно поместить код, в котором возможны исключения.<text:s text:c="2"/>catch указывает какое исключение обрабатываем. finally выполнится в любом случае(возможны исключения).</text:span><text:span text:style-name="T81"/></text:p>
          </table:table-cell>
        </table:table-row>
        <table:table-row table:style-name="TableRow0106">
          <table:table-cell table:style-name="TableCell010600">
            <text:p text:style-name="P19"><text:span text:style-name="T82">Какие</text:span><text:span text:style-name="T83"><text:s/></text:span><text:span text:style-name="T84">есть</text:span><text:span text:style-name="T85"><text:s/></text:span><text:span text:style-name="T86">стандартные</text:span><text:span text:style-name="T87"><text:s/></text:span><text:span text:style-name="T88">реализации</text:span><text:span text:style-name="T89"><text:s/></text:span><text:span text:style-name="T90">интерфейса</text:span><text:span text:style-name="T91"><text:s/>List<text:s/></text:span><text:span text:style-name="T92">и</text:span><text:span text:style-name="T93"><text:s/></text:span><text:span text:style-name="T94">в</text:span><text:span text:style-name="T95"><text:s/></text:span><text:span text:style-name="T96">каких</text:span><text:span text:style-name="T97"><text:s/></text:span><text:span text:style-name="T98">ситуациях</text:span><text:span text:style-name="T99"><text:s/></text:span><text:span text:style-name="T100">их</text:span><text:span text:style-name="T101"><text:s/></text:span><text:span text:style-name="T102">нужно</text:span><text:span text:style-name="T103"><text:s/></text:span><text:span text:style-name="T104">использовать</text:span><text:span text:style-name="T105">?</text:span><text:span text:style-name="T106"/></text:p>
          </table:table-cell>
          <table:table-cell table:style-name="TableCell010601">
            <text:p text:style-name="P19"><text:span text:style-name="T107">ArrayList, LinkedList. ArrayList<text:s/></text:span><text:span text:style-name="T108">список, реализованный на основе массива (доступ к элементам по индексу за константное время) при добавлении нового элемента массива массив перезаписывается в новый массив и добавляется ещё 1 элемент по умолчанию размер массива 10.</text:span></text:p>
            <text:p text:style-name="P19"><text:span text:style-name="T109">LinkedList<text:s/></text:span><text:span text:style-name="T110">двусвязный список. 1-й элемент ссылается на 2-й, 3-й ссылается на 2й и 4-й и тд. Вставка и удаление элементов происходит за константное время. Поиск элементов происходит за линейное время, т.к мы знаем ссылку только на 1-й и последний элемент.</text:span></text:p>
            <text:p text:style-name="P19"><text:span text:style-name="T110">Чаще всего выбирают ArrayList как более сбалансированный вариант (потребление памяти, скорость доступа к элементам).</text:span></text:p>
            <text:p text:style-name="P19"><text:span text:style-name="T111">LinkedList<text:s/></text:span><text:span text:style-name="T112">можно использовать, когда нам важно сохранить порядок добавление элементов и когда мы активно удаляем и вставляем элементы в список.</text:span></text:p>
            <text:p text:style-name="P19"><text:span text:style-name="T113"/></text:p>
            <text:p text:style-name="P19"><text:span text:style-name="T113"/></text:p>
          </table:table-cell>
        </table:table-row>
        <table:table-row table:style-name="TableRow0107">
          <table:table-cell table:style-name="TableCell010700">
            <text:p text:style-name="P21"><text:span text:style-name="T114">В</text:span><text:span text:style-name="T115"><text:s/></text:span><text:span text:style-name="T116">чём</text:span><text:span text:style-name="T117"><text:s/></text:span><text:span text:style-name="T118">основная</text:span><text:span text:style-name="T119"><text:s/></text:span><text:span text:style-name="T120">идея</text:span><text:span text:style-name="T121"><text:s/></text:span><text:span text:style-name="T122">стримов</text:span><text:span text:style-name="T123"><text:s/></text:span><text:span text:style-name="T124">из</text:span><text:span text:style-name="T125"><text:s/></text:span><text:span text:style-name="T126">пакета</text:span><text:span text:style-name="T127"><text:s/>java.util.stream?</text:span><text:span text:style-name="T128"/></text:p>
          </table:table-cell>
          <table:table-cell table:style-name="TableCell010701">
            <text:p text:style-name="P21"><text:span text:style-name="T129">Потоковая обработка данных. Более нагляднее и короче запись. Его задача - упростить работу с наборами данных, в частности, упростить операции фильтрации, сортировки и другие манипуляции с данными.</text:span><text:span text:style-name="T130"/></text:p>
          </table:table-cell>
        </table:table-row>
        <table:table-row table:style-name="TableRow0108">
          <table:table-cell table:style-name="TableCell010800" table:number-columns-spanned="2">
            <text:p text:style-name="P24"><text:span text:style-name="T131">Разное</text:span><text:span text:style-name="T132"/></text:p>
          </table:table-cell>
          <table:covered-table-cell/>
        </table:table-row>
        <table:table-row table:style-name="TableRow0109">
          <table:table-cell table:style-name="TableCell010900">
            <text:p text:style-name="P27"><text:span text:style-name="T133">Каким</text:span><text:span text:style-name="T134"><text:s/></text:span><text:span text:style-name="T135">критериям</text:span><text:span text:style-name="T136"><text:s/></text:span><text:span text:style-name="T137">должна</text:span><text:span text:style-name="T138"><text:s/></text:span><text:span text:style-name="T139">удовлетворять</text:span><text:span text:style-name="T140"><text:s/></text:span><text:span text:style-name="T141">«</text:span><text:span text:style-name="T142">хорошая</text:span><text:span text:style-name="T143">»<text:s/></text:span><text:span text:style-name="T144">хэш</text:span><text:span text:style-name="T145">-</text:span><text:span text:style-name="T146">функция</text:span><text:span text:style-name="T147">?</text:span><text:span text:style-name="T148"/></text:p>
          </table:table-cell>
          <table:table-cell table:style-name="TableCell010901">
            <text:p text:style-name="P27"><text:span text:style-name="T149">скорость расчета, минимальным количеством коллизий(совпадений). Так-же для 1-го и того же объекта должен возвращаться тот-же HashCode.</text:span><text:span text:style-name="T150"/></text:p>
          </table:table-cell>
        </table:table-row>
        <table:table-row table:style-name="TableRow0110">
          <table:table-cell table:style-name="TableCell011000">
            <text:p text:style-name="P29"><text:span text:style-name="T151">В</text:span><text:span text:style-name="T152"><text:s/></text:span><text:span text:style-name="T153">чём</text:span><text:span text:style-name="T154"><text:s/></text:span><text:span text:style-name="T155">причина</text:span><text:span text:style-name="T156"><text:s/></text:span><text:span text:style-name="T157">популярности</text:span><text:span text:style-name="T158"><text:s/></text:span><text:span text:style-name="T159">и</text:span><text:span text:style-name="T160"><text:s/></text:span><text:span text:style-name="T161">широкого</text:span><text:span text:style-name="T162"><text:s/></text:span><text:span text:style-name="T163">распространения</text:span><text:span text:style-name="T164"><text:s/></text:span><text:span text:style-name="T165">кодировки</text:span><text:span text:style-name="T166"><text:s/>UTF-8?</text:span><text:span text:style-name="T167"/></text:p>
          </table:table-cell>
          <table:table-cell table:style-name="TableCell011001">
            <text:p text:style-name="P29"><text:span text:style-name="T168">UTF-8<text:s/></text:span><text:span text:style-name="T169">обеспечивает наилучшую совместимость со старыми системами, использовавшими 8-битные символы.</text:span><text:span text:style-name="T170"/></text:p>
          </table:table-cell>
        </table:table-row>
        <table:table-row table:style-name="TableRow0111">
          <table:table-cell table:style-name="TableCell011100">
            <text:p text:style-name="P31"><text:span text:style-name="T171">Сравните</text:span><text:span text:style-name="T172"><text:s/></text:span><text:span text:style-name="T173">форматы</text:span><text:span text:style-name="T174"><text:s/>XML<text:s/></text:span><text:span text:style-name="T175">и</text:span><text:span text:style-name="T176"><text:s/>JSON.<text:s/></text:span><text:span text:style-name="T177">Когда</text:span><text:span text:style-name="T178"><text:s/></text:span><text:span text:style-name="T179">какой</text:span><text:span text:style-name="T180"><text:s/></text:span><text:span text:style-name="T181">использовать</text:span><text:span text:style-name="T182">?</text:span><text:span text:style-name="T183"/></text:p>
          </table:table-cell>
          <table:table-cell table:style-name="TableCell011101">
            <text:p text:style-name="P31"><text:span text:style-name="T184">JSON -<text:s/></text:span><text:span text:style-name="T185">это просто формат данных, тогда как XML - это язык разметки. Если проекту требуется разметка документа и информация о метаданных, лучше использовать XML, а для более организованного обмена данными JSON.</text:span><text:span text:style-name="T186"/></text:p>
          </table:table-cell>
        </table:table-row>
        <table:table-row table:style-name="TableRow0112">
          <table:table-cell table:style-name="TableCell011200">
            <text:p text:style-name="P33"><text:span text:style-name="T187">Опишите</text:span><text:span text:style-name="T188"><text:s/></text:span><text:span text:style-name="T189">что</text:span><text:span text:style-name="T190"><text:s/></text:span><text:span text:style-name="T191">будет</text:span><text:span text:style-name="T192"><text:s/></text:span><text:span text:style-name="T193">происходить</text:span><text:span text:style-name="T194"><text:s/></text:span><text:span text:style-name="T195">«</text:span><text:span text:style-name="T196">под</text:span><text:span text:style-name="T197"><text:s/></text:span><text:span text:style-name="T198">капотом</text:span><text:span text:style-name="T199">»<text:s/></text:span><text:span text:style-name="T200">после</text:span><text:span text:style-name="T201"><text:s/></text:span><text:span text:style-name="T202">ввода</text:span><text:span text:style-name="T203"><text:s/></text:span><text:span text:style-name="T204">адреса</text:span><text:span text:style-name="T205"><text:s/></text:span><text:span text:style-name="T206">сайта</text:span><text:span text:style-name="T207"><text:s/></text:span><text:span text:style-name="T208">в</text:span><text:span text:style-name="T209"><text:s/></text:span><text:span text:style-name="T210">браузере</text:span><text:span text:style-name="T211"><text:s/></text:span><text:span text:style-name="T212">и</text:span><text:span text:style-name="T213"><text:s/></text:span><text:span text:style-name="T214">нажатия</text:span><text:span text:style-name="T215"><text:s/>Enter?</text:span><text:span text:style-name="T216"/></text:p>
          </table:table-cell>
          <table:table-cell table:style-name="TableCell011201">
            <text:p text:style-name="P33"><text:span text:style-name="T217">После</text:span><text:span text:style-name="T218"><text:s/></text:span><text:span text:style-name="T219">ввода</text:span><text:span text:style-name="T220"><text:s/></text:span><text:span text:style-name="T221">адреса</text:span><text:span text:style-name="T222"><text:s/></text:span><text:span text:style-name="T223">сайта</text:span><text:span text:style-name="T224"><text:s/></text:span><text:span text:style-name="T225">в</text:span><text:span text:style-name="T226"><text:s/></text:span><text:span text:style-name="T227">браузере</text:span><text:span text:style-name="T228"><text:s/></text:span><text:span text:style-name="T229">и</text:span><text:span text:style-name="T230"><text:s/></text:span><text:span text:style-name="T231">нажатия</text:span><text:span text:style-name="T232"><text:s/>Enter<text:s/></text:span><text:span text:style-name="T233">будет произведен запрос на сервер DNS, который преобразует наш адрес сайта в IP адрес. После этого по этому IP будет произведен request запрос, который состоять из request line, (например POST /index.html HTTP 1.1), headers (заголовка), body(тело запроса</text:span><text:span text:style-name="T234">).</text:span></text:p>
            <text:p text:style-name="P33"><text:span text:style-name="T235">В зависимости от типа запроса происходит ответ от сервера.</text:span></text:p>
            <text:p text:style-name="P33"><text:span text:style-name="T235">Если произошел GET запрос (статус 200) вернется тело запроса которое может преобразоваться в интернет страницу, картинку или файл и т.д.</text:span></text:p>
            <text:p text:style-name="P33"><text:span text:style-name="T235">Есть множество типов запросов такие как : GET(запросить), POST(отправить), DELETE(удалить), PUT(изменить/вставить), HEAD(запросить заголовки), PATCH(запросить фрагмент), TRACE(посмотреть какую информацию изменяют промежуточные серверы), CONNECT(TCP/IP туннель).</text:span><text:span text:style-name="T236"/></text:p>
          </table:table-cell>
        </table:table-row>
      </table:table>
      <text:p text:style-name="P35"><text:span text:style-name="T23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